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6.15pt"/>
    </style:style>
    <style:style style:name="co2" style:family="table-column">
      <style:table-column-properties fo:break-before="auto" style:column-width="72.65pt"/>
    </style:style>
    <style:style style:name="co3" style:family="table-column">
      <style:table-column-properties fo:break-before="auto" style:column-width="48.19pt"/>
    </style:style>
    <style:style style:name="ro1" style:family="table-row">
      <style:table-row-properties style:row-height="14.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856.01pt" svg:height="584.02pt" svg:x="0pt" svg:y="226.66pt">
            <draw:object draw:notify-on-update-of-ranges="Sheet1.A2:Sheet1.A14 Sheet1.B1:Sheet1.B1 Sheet1.B2:Sheet1.B14 Sheet1.C1:Sheet1.C1 Sheet1.C2:Sheet1.C14 Sheet1.D1:Sheet1.D1 Sheet1.D2:Sheet1.D14 Sheet1.E1:Sheet1.E1 Sheet1.E2:Sheet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office:value-type="string" calcext:value-type="string">
            <text:p>Unmodified</text:p>
          </table:table-cell>
          <table:table-cell office:value-type="string" calcext:value-type="string">
            <text:p>With fastRELIC</text:p>
          </table:table-cell>
          <table:table-cell office:value-type="string" calcext:value-type="string">
            <text:p>With Euclidean</text:p>
          </table:table-cell>
          <table:table-cell office:value-type="string" calcext:value-type="string">
            <text:p>With Euclidean and fastRELIC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verage_neighbour_degree</text:p>
          </table:table-cell>
          <table:table-cell office:value-type="float" office:value="1.146326558" calcext:value-type="float">
            <text:p>1.146326558</text:p>
          </table:table-cell>
          <table:table-cell office:value-type="float" office:value="1.03130198960077" calcext:value-type="float">
            <text:p>1.03130198960077</text:p>
          </table:table-cell>
          <table:table-cell office:value-type="float" office:value="1.151496202" calcext:value-type="float">
            <text:p>1.151496202</text:p>
          </table:table-cell>
          <table:table-cell office:value-type="float" office:value="1.03557532718505" calcext:value-type="float">
            <text:p>1.035575327185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tweenness_centrality</text:p>
          </table:table-cell>
          <table:table-cell office:value-type="float" office:value="1.01910146" calcext:value-type="float">
            <text:p>1.01910146</text:p>
          </table:table-cell>
          <table:table-cell office:value-type="float" office:value="0.990435555640137" calcext:value-type="float">
            <text:p>0.990435555640137</text:p>
          </table:table-cell>
          <table:table-cell office:value-type="float" office:value="1.100919299" calcext:value-type="float">
            <text:p>1.100919299</text:p>
          </table:table-cell>
          <table:table-cell office:value-type="float" office:value="1.03111368719862" calcext:value-type="float">
            <text:p>1.031113687198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oseness_centrality</text:p>
          </table:table-cell>
          <table:table-cell office:value-type="float" office:value="0.981314419" calcext:value-type="float">
            <text:p>0.981314419</text:p>
          </table:table-cell>
          <table:table-cell office:value-type="float" office:value="0.980148964544436" calcext:value-type="float">
            <text:p>0.980148964544436</text:p>
          </table:table-cell>
          <table:table-cell office:value-type="float" office:value="1.12985241" calcext:value-type="float">
            <text:p>1.12985241</text:p>
          </table:table-cell>
          <table:table-cell office:value-type="float" office:value="1.0370600178241" calcext:value-type="float">
            <text:p>1.03706001782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ustering</text:p>
          </table:table-cell>
          <table:table-cell office:value-type="float" office:value="0.989867842" calcext:value-type="float">
            <text:p>0.989867842</text:p>
          </table:table-cell>
          <table:table-cell office:value-type="float" office:value="0.958204484563125" calcext:value-type="float">
            <text:p>0.958204484563125</text:p>
          </table:table-cell>
          <table:table-cell office:value-type="float" office:value="1.156866385" calcext:value-type="float">
            <text:p>1.156866385</text:p>
          </table:table-cell>
          <table:table-cell office:value-type="float" office:value="0.990358511229983" calcext:value-type="float">
            <text:p>0.9903585112299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gree</text:p>
          </table:table-cell>
          <table:table-cell office:value-type="float" office:value="1.024594408" calcext:value-type="float">
            <text:p>1.024594408</text:p>
          </table:table-cell>
          <table:table-cell office:value-type="float" office:value="0.969661740573681" calcext:value-type="float">
            <text:p>0.969661740573681</text:p>
          </table:table-cell>
          <table:table-cell office:value-type="float" office:value="1.108114692" calcext:value-type="float">
            <text:p>1.108114692</text:p>
          </table:table-cell>
          <table:table-cell office:value-type="float" office:value="0.999747434338755" calcext:value-type="float">
            <text:p>0.9997474343387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gree_centrality</text:p>
          </table:table-cell>
          <table:table-cell office:value-type="float" office:value="1.041367348" calcext:value-type="float">
            <text:p>1.041367348</text:p>
          </table:table-cell>
          <table:table-cell office:value-type="float" office:value="1.01781509667488" calcext:value-type="float">
            <text:p>1.01781509667488</text:p>
          </table:table-cell>
          <table:table-cell office:value-type="float" office:value="1.136595918" calcext:value-type="float">
            <text:p>1.136595918</text:p>
          </table:table-cell>
          <table:table-cell office:value-type="float" office:value="1.04926415495739" calcext:value-type="float">
            <text:p>1.049264154957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s_feedback_path</text:p>
          </table:table-cell>
          <table:table-cell office:value-type="float" office:value="1.025238683" calcext:value-type="float">
            <text:p>1.025238683</text:p>
          </table:table-cell>
          <table:table-cell office:value-type="float" office:value="0.977952368191459" calcext:value-type="float">
            <text:p>0.977952368191459</text:p>
          </table:table-cell>
          <table:table-cell office:value-type="float" office:value="1.105952836" calcext:value-type="float">
            <text:p>1.105952836</text:p>
          </table:table-cell>
          <table:table-cell office:value-type="float" office:value="1.00446463349921" calcext:value-type="float">
            <text:p>1.004464633499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tz</text:p>
          </table:table-cell>
          <table:table-cell office:value-type="float" office:value="1.188699154" calcext:value-type="float">
            <text:p>1.188699154</text:p>
          </table:table-cell>
          <table:table-cell office:value-type="float" office:value="1.00321709622397" calcext:value-type="float">
            <text:p>1.00321709622397</text:p>
          </table:table-cell>
          <table:table-cell office:value-type="float" office:value="1.162738397" calcext:value-type="float">
            <text:p>1.162738397</text:p>
          </table:table-cell>
          <table:table-cell office:value-type="float" office:value="1.07076084876428" calcext:value-type="float">
            <text:p>1.070760848764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ad_centrality</text:p>
          </table:table-cell>
          <table:table-cell office:value-type="float" office:value="1.013393519" calcext:value-type="float">
            <text:p>1.013393519</text:p>
          </table:table-cell>
          <table:table-cell office:value-type="float" office:value="0.993090613239579" calcext:value-type="float">
            <text:p>0.993090613239579</text:p>
          </table:table-cell>
          <table:table-cell office:value-type="float" office:value="1.103918312" calcext:value-type="float">
            <text:p>1.103918312</text:p>
          </table:table-cell>
          <table:table-cell office:value-type="float" office:value="1.02974696178836" calcext:value-type="float">
            <text:p>1.029746961788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utdegree</text:p>
          </table:table-cell>
          <table:table-cell office:value-type="float" office:value="1.023902935" calcext:value-type="float">
            <text:p>1.023902935</text:p>
          </table:table-cell>
          <table:table-cell office:value-type="float" office:value="0.971949757248648" calcext:value-type="float">
            <text:p>0.971949757248648</text:p>
          </table:table-cell>
          <table:table-cell office:value-type="float" office:value="1.09938037" calcext:value-type="float">
            <text:p>1.09938037</text:p>
          </table:table-cell>
          <table:table-cell office:value-type="float" office:value="0.998871934719038" calcext:value-type="float">
            <text:p>0.9988719347190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gerank</text:p>
          </table:table-cell>
          <table:table-cell office:value-type="float" office:value="0.995206762" calcext:value-type="float">
            <text:p>0.995206762</text:p>
          </table:table-cell>
          <table:table-cell office:value-type="float" office:value="0.981540359898822" calcext:value-type="float">
            <text:p>0.981540359898822</text:p>
          </table:table-cell>
          <table:table-cell office:value-type="float" office:value="1.080462079" calcext:value-type="float">
            <text:p>1.080462079</text:p>
          </table:table-cell>
          <table:table-cell office:value-type="float" office:value="1.02120260205585" calcext:value-type="float">
            <text:p>1.021202602055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uclide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8164467" calcext:value-type="float">
            <text:p>1.198164467</text:p>
          </table:table-cell>
          <table:table-cell office:value-type="float" office:value="0.996739366029109" calcext:value-type="float">
            <text:p>0.9967393660291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stRELIC</text:p>
          </table:table-cell>
          <table:table-cell office:value-type="float" office:value="0" calcext:value-type="float">
            <text:p>0</text:p>
          </table:table-cell>
          <table:table-cell office:value-type="float" office:value="1.12149283768498" calcext:value-type="float">
            <text:p>1.12149283768498</text:p>
          </table:table-cell>
          <table:table-cell office:value-type="float" office:value="0" calcext:value-type="float">
            <text:p>0</text:p>
          </table:table-cell>
          <table:table-cell office:value-type="float" office:value="1.05657252270717" calcext:value-type="float">
            <text:p>1.05657252270717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0:47:49.382033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ng Hwee Lee</meta:initial-creator>
    <meta:creation-date>2020-06-07T12:21:40</meta:creation-date>
    <dc:date>2020-06-22T10:48:25.160066215</dc:date>
    <meta:generator>LibreOffice/6.0.7.3$Linux_X86_64 LibreOffice_project/00m0$Build-3</meta:generator>
    <meta:editing-duration>PT10H52M26S</meta:editing-duration>
    <meta:editing-cycles>5</meta:editing-cycles>
    <meta:document-statistic meta:table-count="1" meta:cell-count="69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199cm" svg:height="20.604cm" xlink:href=".." xlink:type="simple" chart:class="chart:bar" chart:style-name="ch1">
        <chart:legend chart:legend-position="end" svg:x="24.681cm" svg:y="9.256cm" style:legend-expansion="high" chart:style-name="ch2"/>
        <chart:plot-area chart:style-name="ch3" table:cell-range-address="Sheet1.A2:Sheet1.E14 Sheet1.B1:Sheet1.E1" chart:data-source-has-labels="both" svg:x="0.603cm" svg:y="0.412cm" svg:width="23.475cm" svg:height="19.78cm">
          <chartooo:coordinate-region svg:x="2.81cm" svg:y="0.412cm" svg:width="21.268cm" svg:height="16.15cm"/>
          <chart:axis chart:dimension="x" chart:name="primary-x" chart:style-name="ch4" chartooo:axis-type="auto">
            <chartooo:date-scale/>
            <chart:categories table:cell-range-address="Sheet1.A2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4" chart:label-cell-address="Sheet1.B1:Sheet1.B1" chart:class="chart:bar">
            <chart:data-point chart:repeated="13"/>
          </chart:series>
          <chart:series chart:style-name="ch8" chart:values-cell-range-address="Sheet1.C2:Sheet1.C14" chart:label-cell-address="Sheet1.C1:Sheet1.C1" chart:class="chart:bar">
            <chart:data-point chart:repeated="13"/>
          </chart:series>
          <chart:series chart:style-name="ch9" chart:values-cell-range-address="Sheet1.D2:Sheet1.D14" chart:label-cell-address="Sheet1.D1:Sheet1.D1" chart:class="chart:bar">
            <chart:data-point chart:repeated="13"/>
          </chart:series>
          <chart:series chart:style-name="ch10" chart:values-cell-range-address="Sheet1.E2:Sheet1.E14" chart:label-cell-address="Sheet1.E1:Sheet1.E1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modified</text:p>
                <draw:g>
                  <svg:desc>Sheet1.B1:Sheet1.B1</svg:desc>
                </draw:g>
              </table:table-cell>
              <table:table-cell office:value-type="string">
                <text:p>With fastRELIC</text:p>
                <draw:g>
                  <svg:desc>Sheet1.C1:Sheet1.C1</svg:desc>
                </draw:g>
              </table:table-cell>
              <table:table-cell office:value-type="string">
                <text:p>With Euclidean</text:p>
                <draw:g>
                  <svg:desc>Sheet1.D1:Sheet1.D1</svg:desc>
                </draw:g>
              </table:table-cell>
              <table:table-cell office:value-type="string">
                <text:p>With Euclidean and fastRELIC 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erage_neighbour_degree</text:p>
                <draw:g>
                  <svg:desc>Sheet1.A2:Sheet1.A14</svg:desc>
                </draw:g>
              </table:table-cell>
              <table:table-cell office:value-type="float" office:value="1.146326558">
                <text:p>1.146326558</text:p>
                <draw:g>
                  <svg:desc>Sheet1.B2:Sheet1.B14</svg:desc>
                </draw:g>
              </table:table-cell>
              <table:table-cell office:value-type="float" office:value="1.03130198960077">
                <text:p>1.03130198960077</text:p>
                <draw:g>
                  <svg:desc>Sheet1.C2:Sheet1.C14</svg:desc>
                </draw:g>
              </table:table-cell>
              <table:table-cell office:value-type="float" office:value="1.151496202">
                <text:p>1.151496202</text:p>
                <draw:g>
                  <svg:desc>Sheet1.D2:Sheet1.D14</svg:desc>
                </draw:g>
              </table:table-cell>
              <table:table-cell office:value-type="float" office:value="1.03557532718505">
                <text:p>1.03557532718505</text:p>
                <draw:g>
                  <svg:desc>Sheet1.E2:Sheet1.E14</svg:desc>
                </draw:g>
              </table:table-cell>
            </table:table-row>
            <table:table-row>
              <table:table-cell office:value-type="string">
                <text:p>betweenness_centrality</text:p>
              </table:table-cell>
              <table:table-cell office:value-type="float" office:value="1.01910146">
                <text:p>1.01910146</text:p>
              </table:table-cell>
              <table:table-cell office:value-type="float" office:value="0.990435555640137">
                <text:p>0.990435555640137</text:p>
              </table:table-cell>
              <table:table-cell office:value-type="float" office:value="1.100919299">
                <text:p>1.100919299</text:p>
              </table:table-cell>
              <table:table-cell office:value-type="float" office:value="1.03111368719862">
                <text:p>1.03111368719862</text:p>
              </table:table-cell>
            </table:table-row>
            <table:table-row>
              <table:table-cell office:value-type="string">
                <text:p>closeness_centrality</text:p>
              </table:table-cell>
              <table:table-cell office:value-type="float" office:value="0.981314419">
                <text:p>0.981314419</text:p>
              </table:table-cell>
              <table:table-cell office:value-type="float" office:value="0.980148964544436">
                <text:p>0.980148964544436</text:p>
              </table:table-cell>
              <table:table-cell office:value-type="float" office:value="1.12985241">
                <text:p>1.12985241</text:p>
              </table:table-cell>
              <table:table-cell office:value-type="float" office:value="1.0370600178241">
                <text:p>1.0370600178241</text:p>
              </table:table-cell>
            </table:table-row>
            <table:table-row>
              <table:table-cell office:value-type="string">
                <text:p>clustering</text:p>
              </table:table-cell>
              <table:table-cell office:value-type="float" office:value="0.989867842">
                <text:p>0.989867842</text:p>
              </table:table-cell>
              <table:table-cell office:value-type="float" office:value="0.958204484563125">
                <text:p>0.958204484563125</text:p>
              </table:table-cell>
              <table:table-cell office:value-type="float" office:value="1.156866385">
                <text:p>1.156866385</text:p>
              </table:table-cell>
              <table:table-cell office:value-type="float" office:value="0.990358511229983">
                <text:p>0.990358511229983</text:p>
              </table:table-cell>
            </table:table-row>
            <table:table-row>
              <table:table-cell office:value-type="string">
                <text:p>degree</text:p>
              </table:table-cell>
              <table:table-cell office:value-type="float" office:value="1.024594408">
                <text:p>1.024594408</text:p>
              </table:table-cell>
              <table:table-cell office:value-type="float" office:value="0.969661740573681">
                <text:p>0.969661740573681</text:p>
              </table:table-cell>
              <table:table-cell office:value-type="float" office:value="1.108114692">
                <text:p>1.108114692</text:p>
              </table:table-cell>
              <table:table-cell office:value-type="float" office:value="0.999747434338755">
                <text:p>0.999747434338755</text:p>
              </table:table-cell>
            </table:table-row>
            <table:table-row>
              <table:table-cell office:value-type="string">
                <text:p>degree_centrality</text:p>
              </table:table-cell>
              <table:table-cell office:value-type="float" office:value="1.041367348">
                <text:p>1.041367348</text:p>
              </table:table-cell>
              <table:table-cell office:value-type="float" office:value="1.01781509667488">
                <text:p>1.01781509667488</text:p>
              </table:table-cell>
              <table:table-cell office:value-type="float" office:value="1.136595918">
                <text:p>1.136595918</text:p>
              </table:table-cell>
              <table:table-cell office:value-type="float" office:value="1.04926415495739">
                <text:p>1.04926415495739</text:p>
              </table:table-cell>
            </table:table-row>
            <table:table-row>
              <table:table-cell office:value-type="string">
                <text:p>has_feedback_path</text:p>
              </table:table-cell>
              <table:table-cell office:value-type="float" office:value="1.025238683">
                <text:p>1.025238683</text:p>
              </table:table-cell>
              <table:table-cell office:value-type="float" office:value="0.977952368191459">
                <text:p>0.977952368191459</text:p>
              </table:table-cell>
              <table:table-cell office:value-type="float" office:value="1.105952836">
                <text:p>1.105952836</text:p>
              </table:table-cell>
              <table:table-cell office:value-type="float" office:value="1.00446463349921">
                <text:p>1.00446463349921</text:p>
              </table:table-cell>
            </table:table-row>
            <table:table-row>
              <table:table-cell office:value-type="string">
                <text:p>katz</text:p>
              </table:table-cell>
              <table:table-cell office:value-type="float" office:value="1.188699154">
                <text:p>1.188699154</text:p>
              </table:table-cell>
              <table:table-cell office:value-type="float" office:value="1.00321709622397">
                <text:p>1.00321709622397</text:p>
              </table:table-cell>
              <table:table-cell office:value-type="float" office:value="1.162738397">
                <text:p>1.162738397</text:p>
              </table:table-cell>
              <table:table-cell office:value-type="float" office:value="1.07076084876428">
                <text:p>1.07076084876428</text:p>
              </table:table-cell>
            </table:table-row>
            <table:table-row>
              <table:table-cell office:value-type="string">
                <text:p>load_centrality</text:p>
              </table:table-cell>
              <table:table-cell office:value-type="float" office:value="1.013393519">
                <text:p>1.013393519</text:p>
              </table:table-cell>
              <table:table-cell office:value-type="float" office:value="0.993090613239579">
                <text:p>0.993090613239579</text:p>
              </table:table-cell>
              <table:table-cell office:value-type="float" office:value="1.103918312">
                <text:p>1.103918312</text:p>
              </table:table-cell>
              <table:table-cell office:value-type="float" office:value="1.02974696178836">
                <text:p>1.02974696178836</text:p>
              </table:table-cell>
            </table:table-row>
            <table:table-row>
              <table:table-cell office:value-type="string">
                <text:p>outdegree</text:p>
              </table:table-cell>
              <table:table-cell office:value-type="float" office:value="1.023902935">
                <text:p>1.023902935</text:p>
              </table:table-cell>
              <table:table-cell office:value-type="float" office:value="0.971949757248648">
                <text:p>0.971949757248648</text:p>
              </table:table-cell>
              <table:table-cell office:value-type="float" office:value="1.09938037">
                <text:p>1.09938037</text:p>
              </table:table-cell>
              <table:table-cell office:value-type="float" office:value="0.998871934719038">
                <text:p>0.998871934719038</text:p>
              </table:table-cell>
            </table:table-row>
            <table:table-row>
              <table:table-cell office:value-type="string">
                <text:p>pagerank</text:p>
              </table:table-cell>
              <table:table-cell office:value-type="float" office:value="0.995206762">
                <text:p>0.995206762</text:p>
              </table:table-cell>
              <table:table-cell office:value-type="float" office:value="0.981540359898822">
                <text:p>0.981540359898822</text:p>
              </table:table-cell>
              <table:table-cell office:value-type="float" office:value="1.080462079">
                <text:p>1.080462079</text:p>
              </table:table-cell>
              <table:table-cell office:value-type="float" office:value="1.02120260205585">
                <text:p>1.02120260205585</text:p>
              </table:table-cell>
            </table:table-row>
            <table:table-row>
              <table:table-cell office:value-type="string">
                <text:p>Euclide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98164467">
                <text:p>1.198164467</text:p>
              </table:table-cell>
              <table:table-cell office:value-type="float" office:value="0.996739366029109">
                <text:p>0.996739366029109</text:p>
              </table:table-cell>
            </table:table-row>
            <table:table-row>
              <table:table-cell office:value-type="string">
                <text:p>fastRELIC</text:p>
              </table:table-cell>
              <table:table-cell office:value-type="float" office:value="0">
                <text:p>0</text:p>
              </table:table-cell>
              <table:table-cell office:value-type="float" office:value="1.12149283768498">
                <text:p>1.12149283768498</text:p>
              </table:table-cell>
              <table:table-cell office:value-type="float" office:value="0">
                <text:p>0</text:p>
              </table:table-cell>
              <table:table-cell office:value-type="float" office:value="1.05657252270717">
                <text:p>1.056572522707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